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opacity="100%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.084cm" fo:min-width="0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.085cm" fo:min-width="0cm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346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>
      <style:graphic-properties svg:stroke-width="0.081cm" svg:stroke-color="#069a2e" draw:marker-start-width="0.322cm" draw:marker-end-width="0.322cm" draw:opacity="0%" draw:textarea-horizontal-align="justify" draw:textarea-vertical-align="middle" draw:auto-grow-height="false" fo:min-height="2.519cm" fo:min-width="2.273cm" fo:padding-top="0.166cm" fo:padding-bottom="0.166cm" fo:padding-left="0.291cm" fo:padding-right="0.291cm"/>
    </style:style>
    <style:style style:name="gr12" style:family="graphic" style:parent-style-name="standard">
      <style:graphic-properties svg:stroke-width="0.081cm" svg:stroke-color="#069a2e" draw:marker-start-width="0.322cm" draw:marker-end-width="0.322cm" draw:opacity="0%" draw:textarea-horizontal-align="justify" draw:textarea-vertical-align="middle" draw:auto-grow-height="false" fo:min-height="2.52cm" fo:min-width="2.273cm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069a2e" draw:marker-start-width="0.322cm" draw:marker-end-width="0.322cm" draw:opacity="0%" draw:textarea-horizontal-align="justify" draw:textarea-vertical-align="middle" draw:auto-grow-height="false" fo:min-height="2.518cm" fo:min-width="2.273cm" fo:padding-top="0.166cm" fo:padding-bottom="0.166cm" fo:padding-left="0.291cm" fo:padding-right="0.291cm"/>
    </style:style>
    <style:style style:name="gr14" style:family="graphic" style:parent-style-name="standard">
      <style:graphic-properties svg:stroke-width="0.081cm" draw:marker-start-width="0.322cm" draw:marker-end-width="0.322cm" draw:fill-color="#ffffff" draw:opacity="0%" draw:textarea-horizontal-align="justify" draw:textarea-vertical-align="middle" draw:auto-grow-height="false" fo:min-height="3.908cm" fo:min-width="0cm" fo:padding-top="0.166cm" fo:padding-bottom="0.166cm" fo:padding-left="0.291cm" fo:padding-right="0.291cm"/>
    </style:style>
    <style:style style:name="gr15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.081cm" fo:min-width="0cm" fo:padding-top="0.166cm" fo:padding-bottom="0.166cm" fo:padding-left="0.291cm" fo:padding-right="0.291cm"/>
    </style:style>
    <style:style style:name="gr16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.083cm" fo:min-width="0cm" fo:padding-top="0.166cm" fo:padding-bottom="0.166cm" fo:padding-left="0.291cm" fo:padding-right="0.291cm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2.148cm" fo:min-width="0.119cm" fo:padding-top="0.177cm" fo:padding-bottom="0.177cm" fo:padding-left="0.302cm" fo:padding-right="0.302cm" fo:wrap-option="wrap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5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28pt" style:font-size-asian="28pt" style:font-size-complex="28pt"/>
    </style:style>
    <style:style style:name="P5" style:family="paragraph">
      <style:text-properties style:font-name="Times New Roman" fo:font-size="6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style:font-name="Times New Roman" fo:font-size="6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Times New Roman" fo:font-size="32pt" style:font-size-asian="32pt" style:font-size-complex="32pt"/>
    </style:style>
    <style:style style:name="P11" style:family="paragraph">
      <loext:graphic-properties draw:fill="none" draw:fill-color="#ffffff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28pt" style:font-size-asian="28pt" style:font-size-complex="28pt"/>
    </style:style>
    <style:style style:name="T2" style:family="text">
      <style:text-properties style:font-name="Times New Roman" fo:font-weight="bold" style:font-size-asian="40pt" style:font-weight-asian="bold" style:font-size-complex="40pt" style:font-weight-complex="bold"/>
    </style:style>
    <style:style style:name="T3" style:family="text">
      <style:text-properties style:font-name="Times New Roman" fo:font-size="66pt" fo:font-weight="bold" style:font-size-asian="66pt" style:font-weight-asian="bold" style:font-size-complex="6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278cm" svg:height="0.278cm" svg:x="3.425cm" svg:y="7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7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7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925cm" svg:y="7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7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7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425cm" svg:y="7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7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7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925cm" svg:y="7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7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7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425cm" svg:y="7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7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841cm 7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925cm" svg:y="7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925cm" svg:y="7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341cm 7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425cm" svg:y="8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8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8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925cm" svg:y="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8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8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425cm" svg:y="8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8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8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925cm" svg:y="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8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8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425cm" svg:y="8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8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841cm 8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925cm" svg:y="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925cm" svg:y="8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341cm 8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425cm" svg:y="8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8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8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925cm" svg:y="8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8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8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425cm" svg:y="8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8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8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925cm" svg:y="8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8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8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425cm" svg:y="8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8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841cm 8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925cm" svg:y="8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925cm" svg:y="8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341cm 8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425cm" svg:y="9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9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9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925cm" svg:y="9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9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9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425cm" svg:y="9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9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9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925cm" svg:y="9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9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9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425cm" svg:y="9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9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841cm 9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925cm" svg:y="9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925cm" svg:y="9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341cm 9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9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9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9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9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9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9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9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9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9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9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9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9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9.7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9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841cm 9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925cm" svg:y="9.7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925cm" svg:y="9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341cm 9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10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10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10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10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10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10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10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10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10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10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10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10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841cm 10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925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925cm" svg:y="10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341cm 10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75cm" svg:y="8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7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7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75cm" svg:y="8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7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7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75cm" svg:y="8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7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7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75cm" svg:y="8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7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7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75cm" svg:y="8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7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91cm 7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675cm" svg:y="8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75cm" svg:y="7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91cm 7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75cm" svg:y="8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8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8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75cm" svg:y="8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8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8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75cm" svg:y="8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8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8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75cm" svg:y="8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8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8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75cm" svg:y="8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8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91cm 8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675cm" svg:y="8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75cm" svg:y="8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91cm 8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75cm" svg:y="9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75cm" svg:y="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75cm" svg:y="9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75cm" svg:y="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75cm" svg:y="9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675cm" svg:y="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9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9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9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75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0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0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0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0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10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75cm" svg:y="10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0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0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0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0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10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75cm" svg:y="10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925cm" svg:y="8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8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341cm 8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425cm" svg:y="8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8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8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925cm" svg:y="8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8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8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425cm" svg:y="8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8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8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925cm" svg:y="8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8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8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425cm" svg:y="8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8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841cm 8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8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8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8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8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9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9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9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9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9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9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8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9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9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9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9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9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9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8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10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10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10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10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10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10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4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8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10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9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3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1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4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10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9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1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4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10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9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425cm" svg:y="1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4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8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675cm" svg:y="8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8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91cm 8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75cm" svg:y="8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8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8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75cm" svg:y="8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8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8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75cm" svg:y="8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8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8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75cm" svg:y="8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8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8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75cm" svg:y="8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8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91cm 8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9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8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8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9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8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8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9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8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8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9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8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8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9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8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8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9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8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91cm 8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9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9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9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9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9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9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9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9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9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9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9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9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9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9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9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9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9.3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91cm 9.3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0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9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9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0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9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9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0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9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9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0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9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9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0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9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9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10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75cm" svg:y="9.88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91cm 9.88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0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0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0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0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0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10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1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6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1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1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1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6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1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1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1.0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6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75cm" svg:y="11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1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425cm" svg:y="8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4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8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8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8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8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8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425cm" svg:y="9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4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8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9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9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9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9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9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9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9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425cm" svg:y="9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4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8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9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9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9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9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9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9.6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9.6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425cm" svg:y="10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4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8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10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3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10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8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10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3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10.2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8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10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10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341cm 10.135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425cm" svg:y="10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4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8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925cm" svg:y="1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2.9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3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425cm" svg:y="10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4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925cm" svg:y="1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9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425cm" svg:y="10.7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4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925cm" svg:y="1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925cm" svg:y="10.6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10.6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425cm" svg:y="11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425cm" svg:y="11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841cm 11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925cm" svg:y="11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925cm" svg:y="11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341cm 11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425cm" svg:y="11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425cm" svg:y="11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841cm 11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925cm" svg:y="11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925cm" svg:y="11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341cm 11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425cm" svg:y="11.2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425cm" svg:y="11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841cm 11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925cm" svg:y="11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925cm" svg:y="11.13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341cm 11.13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175cm" svg:y="9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1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5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675cm" svg:y="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75cm" svg:y="9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75cm" svg:y="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75cm" svg:y="9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75cm" svg:y="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8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8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175cm" svg:y="9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1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5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9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9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9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9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175cm" svg:y="10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1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5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0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0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0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0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0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9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9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175cm" svg:y="10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0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0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0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0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0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10.3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10.3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175cm" svg:y="11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1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5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1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6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1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1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1.0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1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75cm" svg:y="10.88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91cm 10.884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175cm" svg:y="11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175cm" svg:y="11.38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591cm 11.38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75cm" svg:y="1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2.675cm" svg:y="11.38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91cm 11.38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75cm" svg:y="11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175cm" svg:y="11.38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91cm 11.38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75cm" svg:y="1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675cm" svg:y="11.38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91cm 11.38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75cm" svg:y="11.5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175cm" svg:y="11.38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91cm 11.38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75cm" svg:y="1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675cm" svg:y="11.38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91cm 11.38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33cm" svg:y="3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3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3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33cm" svg:y="3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3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3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33cm" svg:y="3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3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3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33cm" svg:y="3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3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3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633cm" svg:y="3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3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49cm 3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6.133cm" svg:y="3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6.133cm" svg:y="3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549cm 3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3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3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3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3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3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3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3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3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3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3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3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3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3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3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49cm 3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6.133cm" svg:y="3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6.133cm" svg:y="3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549cm 3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4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4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4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4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4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4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4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4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4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4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4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4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4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4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49cm 4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6.133cm" svg:y="4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6.133cm" svg:y="4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549cm 4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4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4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4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4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4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6.133cm" svg:y="4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6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5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5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5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5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5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6.133cm" svg:y="5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6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633cm" svg:y="5.55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5.55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133cm" svg:y="5.55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5.55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633cm" svg:y="5.55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5.55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133cm" svg:y="5.55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5.55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5.633cm" svg:y="5.55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49cm 5.55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6.1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6.133cm" svg:y="5.55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549cm 5.55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383cm" svg:y="3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3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883cm" svg:y="3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3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383cm" svg:y="3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3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883cm" svg:y="3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3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383cm" svg:y="3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3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883cm" svg:y="3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883cm" svg:y="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299cm 3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3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3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3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3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3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3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3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3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3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3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3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799cm 3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883cm" svg:y="3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883cm" svg:y="3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299cm 3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4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4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4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4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4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7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883cm" svg:y="4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8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2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4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4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4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4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4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883cm" svg:y="4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3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8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3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8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5.3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8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8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2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3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8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3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8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5.3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8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8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2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3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3.5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49cm 3.5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3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3.5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3.5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3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3.5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3.5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3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3.5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3.5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3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3.5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3.5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3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3.5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49cm 3.5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4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4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4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4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4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4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6.0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4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4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4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5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5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5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5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5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633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6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33cm" svg:y="6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33cm" svg:y="6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33cm" svg:y="6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33cm" svg:y="6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33cm" svg:y="6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633cm" svg:y="6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6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6.0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3.8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299cm 3.8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3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3.8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3.8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3.8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3.8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3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3.8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3.8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3.8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3.8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3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3.8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799cm 3.8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4.4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4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299cm 4.3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4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4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4.3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4.4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4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4.3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4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4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4.3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4.4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4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4.3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4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4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799cm 4.30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4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4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4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4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4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383cm" svg:y="4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8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5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5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3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5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5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8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5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5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3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5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5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8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5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5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3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5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5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8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5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5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3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5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5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8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5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5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3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5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5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8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5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5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3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5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5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883cm" svg:y="6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6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6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383cm" svg:y="6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6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6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883cm" svg:y="6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6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6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383cm" svg:y="6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6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6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883cm" svg:y="6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6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6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383cm" svg:y="6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383cm" svg:y="6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799cm 6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33cm" svg:y="4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0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4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5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4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0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4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5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4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0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4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4.05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549cm 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33cm" svg:y="4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4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4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6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133cm" svg:y="4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4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633cm" svg:y="5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133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633cm" svg:y="5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133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633cm" svg:y="5.1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6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5.133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5.133cm" svg:y="5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5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6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33cm" svg:y="5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33cm" svg:y="5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5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5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633cm" svg:y="6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33cm" svg:y="6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33cm" svg:y="6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33cm" svg:y="6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33cm" svg:y="6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33cm" svg:y="6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6.0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6.0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633cm" svg:y="6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633cm" svg:y="6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049cm 6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133cm" svg:y="6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133cm" svg:y="6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549cm 6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633cm" svg:y="6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633cm" svg:y="6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049cm 6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133cm" svg:y="6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133cm" svg:y="6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549cm 6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633cm" svg:y="6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633cm" svg:y="6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049cm 6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5.133cm" svg:y="6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5.133cm" svg:y="6.55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549cm 6.55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383cm" svg:y="4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3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7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4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2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4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4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4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4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4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4.3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383cm" svg:y="4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2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4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4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3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4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4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4.7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4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4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6cm" svg:height="0.139cm" draw:transform="rotate (-1.5707963267949) translate (5.299cm 4.802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3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3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7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2.8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3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8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5.4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3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5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883cm" svg:y="5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5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3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2.3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7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2.8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2.8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3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3.3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3.8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3.8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383cm" svg:y="5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4cm" svg:x="4.3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7cm" svg:x="4.883cm" svg:y="5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4cm" svg:x="4.883cm" svg:y="5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5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383cm" svg:y="6.4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383cm" svg:y="6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799cm 6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883cm" svg:y="6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6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6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383cm" svg:y="6.4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6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6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883cm" svg:y="6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6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6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383cm" svg:y="6.4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6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6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883cm" svg:y="6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6.3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6.3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383cm" svg:y="6.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2.383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2.799cm 6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2.883cm" svg:y="6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2.883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299cm 6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383cm" svg:y="6.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3.383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3.799cm 6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3.883cm" svg:y="6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3.883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299cm 6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383cm" svg:y="6.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17cm" svg:height="0.139cm" svg:x="4.383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4.799cm 6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278cm" svg:height="0.278cm" svg:x="4.883cm" svg:y="6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7cm" svg:height="0.139cm" svg:x="4.883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417cm" svg:height="0.139cm" draw:transform="rotate (-1.5707963267949) translate (5.299cm 6.801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7022.5183211192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layer="layout" svg:width="0.275cm" svg:height="0.275cm" svg:x="10.4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7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3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5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7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3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4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3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5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3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4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7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3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5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7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3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4cm" svg:y="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7cm" svg:y="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3cm" svg:y="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5cm" svg:y="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7cm" svg:y="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3cm" svg:y="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4cm" svg:y="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7cm" svg:y="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3cm" svg:y="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5cm" svg:y="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7cm" svg:y="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3cm" svg:y="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4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7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3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5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7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3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9cm" svg:y="3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6cm" svg:y="3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2cm" svg:y="3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9cm" svg:y="3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6cm" svg:y="3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2cm" svg:y="3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9cm" svg:y="3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6cm" svg:y="3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2cm" svg:y="3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9cm" svg:y="3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6cm" svg:y="3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2cm" svg:y="3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9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6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2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9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6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2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9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6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2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9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6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2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9cm" svg:y="4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6cm" svg:y="4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2cm" svg:y="4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9cm" svg:y="4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6cm" svg:y="4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2cm" svg:y="4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9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6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2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9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6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2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5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1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5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1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8cm" svg:y="6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5cm" svg:y="6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1cm" svg:y="6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8cm" svg:y="6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5cm" svg:y="6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1cm" svg:y="6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8cm" svg:y="6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5cm" svg:y="6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1cm" svg:y="6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8cm" svg:y="6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5cm" svg:y="6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1cm" svg:y="6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8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5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1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8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5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1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8cm" svg:y="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5cm" svg:y="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1cm" svg:y="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8cm" svg:y="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5cm" svg:y="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1cm" svg:y="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198cm" svg:y="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615cm" svg:y="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031cm" svg:y="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448cm" svg:y="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4.865cm" svg:y="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5.281cm" svg:y="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397cm" svg:y="5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4cm" svg:y="5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cm" svg:y="5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47cm" svg:y="5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4cm" svg:y="5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cm" svg:y="5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397cm" svg:y="6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4cm" svg:y="6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cm" svg:y="6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47cm" svg:y="6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4cm" svg:y="6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cm" svg:y="6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39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4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4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4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397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4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47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4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397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4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47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4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397cm" svg:y="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0.814cm" svg:y="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23cm" svg:y="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647cm" svg:y="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064cm" svg:y="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48cm" svg:y="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796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213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629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046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463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879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796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213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629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046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463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879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796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213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629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046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463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879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796cm" svg:y="9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213cm" svg:y="9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629cm" svg:y="9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046cm" svg:y="9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463cm" svg:y="9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879cm" svg:y="9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796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213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629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046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463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879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1.796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21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2.629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046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46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75cm" svg:height="0.275cm" svg:x="13.879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17cm" svg:height="0.416cm" svg:x="19.48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19.483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19.48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19.483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19.483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19.48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17cm" svg:height="0.417cm" svg:x="24.5cm" svg:y="2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24.5cm" svg:y="3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17cm" svg:height="0.417cm" svg:x="24.5cm" svg:y="4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7cm" svg:height="0.416cm" svg:x="24.5cm" svg:y="4.98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5cm" svg:height="1.344cm" svg:x="2.3cm" svg:y="1.5cm">
          <draw:text-box>
            <text:p text:style-name="P3"><text:span text:style-name="T1">432 Ones</text:span></text:p>
          </draw:text-box>
        </draw:frame>
        <draw:frame draw:style-name="gr6" draw:text-style-name="P4" draw:layer="layout" svg:width="4.5cm" svg:height="1.344cm" svg:x="10.73cm" svg:y="1.4cm">
          <draw:text-box>
            <text:p text:style-name="P3"><text:span text:style-name="T1">180 Ones</text:span></text:p>
          </draw:text-box>
        </draw:frame>
        <draw:frame draw:style-name="gr7" draw:text-style-name="P4" draw:layer="layout" svg:width="3.5cm" svg:height="1.344cm" svg:x="22.95cm" svg:y="1.563cm">
          <draw:text-box>
            <text:p text:style-name="P3"><text:span text:style-name="T1">4 Ones</text:span></text:p>
          </draw:text-box>
        </draw:frame>
        <draw:frame draw:style-name="gr8" draw:text-style-name="P4" draw:layer="layout" svg:width="3.5cm" svg:height="1.344cm" svg:x="17.97cm" svg:y="1.55cm">
          <draw:text-box>
            <text:p text:style-name="P3"><text:span text:style-name="T1">6 Ones</text:span></text:p>
          </draw:text-box>
        </draw:frame>
        <draw:frame draw:style-name="gr9" draw:text-style-name="P6" draw:layer="layout" svg:width="1.75cm" svg:height="2.596cm" svg:x="7.75cm" svg:y="2.25cm">
          <draw:text-box>
            <text:p text:style-name="P5"><text:span text:style-name="T2">+</text:span></text:p>
          </draw:text-box>
        </draw:frame>
        <draw:frame draw:style-name="gr9" draw:text-style-name="P6" draw:layer="layout" svg:width="1.75cm" svg:height="2.596cm" svg:x="16.55cm" svg:y="2.25cm">
          <draw:text-box>
            <text:p text:style-name="P5"><text:span text:style-name="T2">+</text:span></text:p>
          </draw:text-box>
        </draw:frame>
        <draw:frame draw:style-name="gr9" draw:text-style-name="P6" draw:layer="layout" svg:width="1.75cm" svg:height="2.596cm" svg:x="21.55cm" svg:y="2.25cm">
          <draw:text-box>
            <text:p text:style-name="P5"><text:span text:style-name="T2">+</text:span></text:p>
          </draw:text-box>
        </draw:frame>
        <draw:g>
          <draw:line draw:style-name="gr10" draw:text-style-name="P7" draw:layer="layout" svg:x1="18.465cm" svg:y1="20.588cm" svg:x2="18.465cm" svg:y2="17.733cm">
            <text:p/>
          </draw:line>
          <draw:line draw:style-name="gr10" draw:text-style-name="P7" draw:layer="layout" svg:x1="18.18cm" svg:y1="20.588cm" svg:x2="18.18cm" svg:y2="17.733cm">
            <text:p/>
          </draw:line>
          <draw:line draw:style-name="gr10" draw:text-style-name="P7" draw:layer="layout" svg:x1="17.895cm" svg:y1="20.588cm" svg:x2="17.895cm" svg:y2="17.733cm">
            <text:p/>
          </draw:line>
          <draw:line draw:style-name="gr10" draw:text-style-name="P7" draw:layer="layout" svg:x1="17.61cm" svg:y1="20.588cm" svg:x2="17.61cm" svg:y2="17.733cm">
            <text:p/>
          </draw:line>
          <draw:line draw:style-name="gr10" draw:text-style-name="P7" draw:layer="layout" svg:x1="17.325cm" svg:y1="20.588cm" svg:x2="17.325cm" svg:y2="17.733cm">
            <text:p/>
          </draw:line>
          <draw:line draw:style-name="gr10" draw:text-style-name="P7" draw:layer="layout" svg:x1="17.04cm" svg:y1="20.588cm" svg:x2="17.04cm" svg:y2="17.733cm">
            <text:p/>
          </draw:line>
          <draw:line draw:style-name="gr10" draw:text-style-name="P7" draw:layer="layout" svg:x1="16.755cm" svg:y1="20.588cm" svg:x2="16.755cm" svg:y2="17.733cm">
            <text:p/>
          </draw:line>
          <draw:line draw:style-name="gr10" draw:text-style-name="P7" draw:layer="layout" svg:x1="16.47cm" svg:y1="20.588cm" svg:x2="16.47cm" svg:y2="17.733cm">
            <text:p/>
          </draw:line>
          <draw:line draw:style-name="gr10" draw:text-style-name="P7" draw:layer="layout" svg:x1="16.185cm" svg:y1="20.588cm" svg:x2="16.185cm" svg:y2="17.733cm">
            <text:p/>
          </draw:line>
          <draw:line draw:style-name="gr10" draw:text-style-name="P7" draw:layer="layout" svg:x1="18.75cm" svg:y1="18.019cm" svg:x2="15.9cm" svg:y2="18.019cm">
            <text:p/>
          </draw:line>
          <draw:line draw:style-name="gr10" draw:text-style-name="P7" draw:layer="layout" svg:x1="18.75cm" svg:y1="18.304cm" svg:x2="15.9cm" svg:y2="18.304cm">
            <text:p/>
          </draw:line>
          <draw:line draw:style-name="gr10" draw:text-style-name="P7" draw:layer="layout" svg:x1="18.75cm" svg:y1="18.59cm" svg:x2="15.9cm" svg:y2="18.59cm">
            <text:p/>
          </draw:line>
          <draw:line draw:style-name="gr10" draw:text-style-name="P7" draw:layer="layout" svg:x1="18.75cm" svg:y1="18.876cm" svg:x2="15.9cm" svg:y2="18.876cm">
            <text:p/>
          </draw:line>
          <draw:line draw:style-name="gr10" draw:text-style-name="P7" draw:layer="layout" svg:x1="18.75cm" svg:y1="19.161cm" svg:x2="15.9cm" svg:y2="19.161cm">
            <text:p/>
          </draw:line>
          <draw:line draw:style-name="gr10" draw:text-style-name="P7" draw:layer="layout" svg:x1="18.75cm" svg:y1="19.447cm" svg:x2="15.9cm" svg:y2="19.447cm">
            <text:p/>
          </draw:line>
          <draw:line draw:style-name="gr10" draw:text-style-name="P7" draw:layer="layout" svg:x1="18.75cm" svg:y1="19.732cm" svg:x2="15.9cm" svg:y2="19.732cm">
            <text:p/>
          </draw:line>
          <draw:line draw:style-name="gr10" draw:text-style-name="P7" draw:layer="layout" svg:x1="18.75cm" svg:y1="20.018cm" svg:x2="15.9cm" svg:y2="20.018cm">
            <text:p/>
          </draw:line>
          <draw:line draw:style-name="gr10" draw:text-style-name="P7" draw:layer="layout" svg:x1="18.75cm" svg:y1="20.303cm" svg:x2="15.9cm" svg:y2="20.303cm">
            <text:p/>
          </draw:line>
          <draw:custom-shape draw:style-name="gr11" draw:text-style-name="P2" draw:layer="layout" svg:width="2.855cm" svg:height="2.851cm" draw:transform="rotate (1.5707963267949) translate (15.9cm 20.589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7" draw:layer="layout" svg:x1="18.465cm" svg:y1="17.447cm" svg:x2="18.465cm" svg:y2="14.592cm">
            <text:p/>
          </draw:line>
          <draw:line draw:style-name="gr10" draw:text-style-name="P7" draw:layer="layout" svg:x1="18.18cm" svg:y1="17.447cm" svg:x2="18.18cm" svg:y2="14.592cm">
            <text:p/>
          </draw:line>
          <draw:line draw:style-name="gr10" draw:text-style-name="P7" draw:layer="layout" svg:x1="17.895cm" svg:y1="17.447cm" svg:x2="17.895cm" svg:y2="14.592cm">
            <text:p/>
          </draw:line>
          <draw:line draw:style-name="gr10" draw:text-style-name="P7" draw:layer="layout" svg:x1="17.61cm" svg:y1="17.447cm" svg:x2="17.61cm" svg:y2="14.592cm">
            <text:p/>
          </draw:line>
          <draw:line draw:style-name="gr10" draw:text-style-name="P7" draw:layer="layout" svg:x1="17.325cm" svg:y1="17.447cm" svg:x2="17.325cm" svg:y2="14.592cm">
            <text:p/>
          </draw:line>
          <draw:line draw:style-name="gr10" draw:text-style-name="P7" draw:layer="layout" svg:x1="17.04cm" svg:y1="17.447cm" svg:x2="17.04cm" svg:y2="14.592cm">
            <text:p/>
          </draw:line>
          <draw:line draw:style-name="gr10" draw:text-style-name="P7" draw:layer="layout" svg:x1="16.755cm" svg:y1="17.447cm" svg:x2="16.755cm" svg:y2="14.592cm">
            <text:p/>
          </draw:line>
          <draw:line draw:style-name="gr10" draw:text-style-name="P7" draw:layer="layout" svg:x1="16.47cm" svg:y1="17.447cm" svg:x2="16.47cm" svg:y2="14.592cm">
            <text:p/>
          </draw:line>
          <draw:line draw:style-name="gr10" draw:text-style-name="P7" draw:layer="layout" svg:x1="16.185cm" svg:y1="17.447cm" svg:x2="16.185cm" svg:y2="14.592cm">
            <text:p/>
          </draw:line>
          <draw:line draw:style-name="gr10" draw:text-style-name="P7" draw:layer="layout" svg:x1="18.75cm" svg:y1="14.878cm" svg:x2="15.9cm" svg:y2="14.878cm">
            <text:p/>
          </draw:line>
          <draw:line draw:style-name="gr10" draw:text-style-name="P7" draw:layer="layout" svg:x1="18.75cm" svg:y1="15.163cm" svg:x2="15.9cm" svg:y2="15.163cm">
            <text:p/>
          </draw:line>
          <draw:line draw:style-name="gr10" draw:text-style-name="P7" draw:layer="layout" svg:x1="18.75cm" svg:y1="15.449cm" svg:x2="15.9cm" svg:y2="15.449cm">
            <text:p/>
          </draw:line>
          <draw:line draw:style-name="gr10" draw:text-style-name="P7" draw:layer="layout" svg:x1="18.75cm" svg:y1="15.735cm" svg:x2="15.9cm" svg:y2="15.735cm">
            <text:p/>
          </draw:line>
          <draw:line draw:style-name="gr10" draw:text-style-name="P7" draw:layer="layout" svg:x1="18.75cm" svg:y1="16.02cm" svg:x2="15.9cm" svg:y2="16.02cm">
            <text:p/>
          </draw:line>
          <draw:line draw:style-name="gr10" draw:text-style-name="P7" draw:layer="layout" svg:x1="18.75cm" svg:y1="16.306cm" svg:x2="15.9cm" svg:y2="16.306cm">
            <text:p/>
          </draw:line>
          <draw:line draw:style-name="gr10" draw:text-style-name="P7" draw:layer="layout" svg:x1="18.75cm" svg:y1="16.591cm" svg:x2="15.9cm" svg:y2="16.591cm">
            <text:p/>
          </draw:line>
          <draw:line draw:style-name="gr10" draw:text-style-name="P7" draw:layer="layout" svg:x1="18.75cm" svg:y1="16.877cm" svg:x2="15.9cm" svg:y2="16.877cm">
            <text:p/>
          </draw:line>
          <draw:line draw:style-name="gr10" draw:text-style-name="P7" draw:layer="layout" svg:x1="18.75cm" svg:y1="17.162cm" svg:x2="15.9cm" svg:y2="17.162cm">
            <text:p/>
          </draw:line>
          <draw:custom-shape draw:style-name="gr11" draw:text-style-name="P2" draw:layer="layout" svg:width="2.855cm" svg:height="2.851cm" draw:transform="rotate (1.5707963267949) translate (15.9cm 17.446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7" draw:layer="layout" svg:x1="21.6cm" svg:y1="20.588cm" svg:x2="21.6cm" svg:y2="17.733cm">
            <text:p/>
          </draw:line>
          <draw:line draw:style-name="gr10" draw:text-style-name="P7" draw:layer="layout" svg:x1="21.315cm" svg:y1="20.588cm" svg:x2="21.315cm" svg:y2="17.733cm">
            <text:p/>
          </draw:line>
          <draw:line draw:style-name="gr10" draw:text-style-name="P7" draw:layer="layout" svg:x1="21.03cm" svg:y1="20.588cm" svg:x2="21.03cm" svg:y2="17.733cm">
            <text:p/>
          </draw:line>
          <draw:line draw:style-name="gr10" draw:text-style-name="P7" draw:layer="layout" svg:x1="20.745cm" svg:y1="20.588cm" svg:x2="20.745cm" svg:y2="17.733cm">
            <text:p/>
          </draw:line>
          <draw:line draw:style-name="gr10" draw:text-style-name="P7" draw:layer="layout" svg:x1="20.46cm" svg:y1="20.588cm" svg:x2="20.46cm" svg:y2="17.733cm">
            <text:p/>
          </draw:line>
          <draw:line draw:style-name="gr10" draw:text-style-name="P7" draw:layer="layout" svg:x1="20.175cm" svg:y1="20.588cm" svg:x2="20.175cm" svg:y2="17.733cm">
            <text:p/>
          </draw:line>
          <draw:line draw:style-name="gr10" draw:text-style-name="P7" draw:layer="layout" svg:x1="19.89cm" svg:y1="20.588cm" svg:x2="19.89cm" svg:y2="17.733cm">
            <text:p/>
          </draw:line>
          <draw:line draw:style-name="gr10" draw:text-style-name="P7" draw:layer="layout" svg:x1="19.605cm" svg:y1="20.588cm" svg:x2="19.605cm" svg:y2="17.733cm">
            <text:p/>
          </draw:line>
          <draw:line draw:style-name="gr10" draw:text-style-name="P7" draw:layer="layout" svg:x1="19.32cm" svg:y1="20.588cm" svg:x2="19.32cm" svg:y2="17.733cm">
            <text:p/>
          </draw:line>
          <draw:line draw:style-name="gr10" draw:text-style-name="P7" draw:layer="layout" svg:x1="21.885cm" svg:y1="18.019cm" svg:x2="19.035cm" svg:y2="18.019cm">
            <text:p/>
          </draw:line>
          <draw:line draw:style-name="gr10" draw:text-style-name="P7" draw:layer="layout" svg:x1="21.885cm" svg:y1="18.304cm" svg:x2="19.035cm" svg:y2="18.304cm">
            <text:p/>
          </draw:line>
          <draw:line draw:style-name="gr10" draw:text-style-name="P7" draw:layer="layout" svg:x1="21.885cm" svg:y1="18.59cm" svg:x2="19.035cm" svg:y2="18.59cm">
            <text:p/>
          </draw:line>
          <draw:line draw:style-name="gr10" draw:text-style-name="P7" draw:layer="layout" svg:x1="21.885cm" svg:y1="18.876cm" svg:x2="19.035cm" svg:y2="18.876cm">
            <text:p/>
          </draw:line>
          <draw:line draw:style-name="gr10" draw:text-style-name="P7" draw:layer="layout" svg:x1="21.885cm" svg:y1="19.161cm" svg:x2="19.035cm" svg:y2="19.161cm">
            <text:p/>
          </draw:line>
          <draw:line draw:style-name="gr10" draw:text-style-name="P7" draw:layer="layout" svg:x1="21.885cm" svg:y1="19.447cm" svg:x2="19.035cm" svg:y2="19.447cm">
            <text:p/>
          </draw:line>
          <draw:line draw:style-name="gr10" draw:text-style-name="P7" draw:layer="layout" svg:x1="21.885cm" svg:y1="19.732cm" svg:x2="19.035cm" svg:y2="19.732cm">
            <text:p/>
          </draw:line>
          <draw:line draw:style-name="gr10" draw:text-style-name="P7" draw:layer="layout" svg:x1="21.885cm" svg:y1="20.018cm" svg:x2="19.035cm" svg:y2="20.018cm">
            <text:p/>
          </draw:line>
          <draw:line draw:style-name="gr10" draw:text-style-name="P7" draw:layer="layout" svg:x1="21.885cm" svg:y1="20.303cm" svg:x2="19.035cm" svg:y2="20.303cm">
            <text:p/>
          </draw:line>
          <draw:custom-shape draw:style-name="gr12" draw:text-style-name="P2" draw:layer="layout" svg:width="2.855cm" svg:height="2.852cm" draw:transform="rotate (1.5707963267949) translate (19.035cm 20.59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7" draw:layer="layout" svg:x1="21.6cm" svg:y1="17.447cm" svg:x2="21.6cm" svg:y2="14.592cm">
            <text:p/>
          </draw:line>
          <draw:line draw:style-name="gr10" draw:text-style-name="P7" draw:layer="layout" svg:x1="21.315cm" svg:y1="17.447cm" svg:x2="21.315cm" svg:y2="14.592cm">
            <text:p/>
          </draw:line>
          <draw:line draw:style-name="gr10" draw:text-style-name="P7" draw:layer="layout" svg:x1="21.03cm" svg:y1="17.447cm" svg:x2="21.03cm" svg:y2="14.592cm">
            <text:p/>
          </draw:line>
          <draw:line draw:style-name="gr10" draw:text-style-name="P7" draw:layer="layout" svg:x1="20.745cm" svg:y1="17.447cm" svg:x2="20.745cm" svg:y2="14.592cm">
            <text:p/>
          </draw:line>
          <draw:line draw:style-name="gr10" draw:text-style-name="P7" draw:layer="layout" svg:x1="20.46cm" svg:y1="17.447cm" svg:x2="20.46cm" svg:y2="14.592cm">
            <text:p/>
          </draw:line>
          <draw:line draw:style-name="gr10" draw:text-style-name="P7" draw:layer="layout" svg:x1="20.175cm" svg:y1="17.447cm" svg:x2="20.175cm" svg:y2="14.592cm">
            <text:p/>
          </draw:line>
          <draw:line draw:style-name="gr10" draw:text-style-name="P7" draw:layer="layout" svg:x1="19.89cm" svg:y1="17.447cm" svg:x2="19.89cm" svg:y2="14.592cm">
            <text:p/>
          </draw:line>
          <draw:line draw:style-name="gr10" draw:text-style-name="P7" draw:layer="layout" svg:x1="19.605cm" svg:y1="17.447cm" svg:x2="19.605cm" svg:y2="14.592cm">
            <text:p/>
          </draw:line>
          <draw:line draw:style-name="gr10" draw:text-style-name="P7" draw:layer="layout" svg:x1="19.32cm" svg:y1="17.447cm" svg:x2="19.32cm" svg:y2="14.592cm">
            <text:p/>
          </draw:line>
          <draw:line draw:style-name="gr10" draw:text-style-name="P7" draw:layer="layout" svg:x1="21.885cm" svg:y1="14.878cm" svg:x2="19.035cm" svg:y2="14.878cm">
            <text:p/>
          </draw:line>
          <draw:line draw:style-name="gr10" draw:text-style-name="P7" draw:layer="layout" svg:x1="21.885cm" svg:y1="15.163cm" svg:x2="19.035cm" svg:y2="15.163cm">
            <text:p/>
          </draw:line>
          <draw:line draw:style-name="gr10" draw:text-style-name="P7" draw:layer="layout" svg:x1="21.885cm" svg:y1="15.449cm" svg:x2="19.035cm" svg:y2="15.449cm">
            <text:p/>
          </draw:line>
          <draw:line draw:style-name="gr10" draw:text-style-name="P7" draw:layer="layout" svg:x1="21.885cm" svg:y1="15.735cm" svg:x2="19.035cm" svg:y2="15.735cm">
            <text:p/>
          </draw:line>
          <draw:line draw:style-name="gr10" draw:text-style-name="P7" draw:layer="layout" svg:x1="21.885cm" svg:y1="16.02cm" svg:x2="19.035cm" svg:y2="16.02cm">
            <text:p/>
          </draw:line>
          <draw:line draw:style-name="gr10" draw:text-style-name="P7" draw:layer="layout" svg:x1="21.885cm" svg:y1="16.306cm" svg:x2="19.035cm" svg:y2="16.306cm">
            <text:p/>
          </draw:line>
          <draw:line draw:style-name="gr10" draw:text-style-name="P7" draw:layer="layout" svg:x1="21.885cm" svg:y1="16.591cm" svg:x2="19.035cm" svg:y2="16.591cm">
            <text:p/>
          </draw:line>
          <draw:line draw:style-name="gr10" draw:text-style-name="P7" draw:layer="layout" svg:x1="21.885cm" svg:y1="16.877cm" svg:x2="19.035cm" svg:y2="16.877cm">
            <text:p/>
          </draw:line>
          <draw:line draw:style-name="gr10" draw:text-style-name="P7" draw:layer="layout" svg:x1="21.885cm" svg:y1="17.162cm" svg:x2="19.035cm" svg:y2="17.162cm">
            <text:p/>
          </draw:line>
          <draw:custom-shape draw:style-name="gr12" draw:text-style-name="P2" draw:layer="layout" svg:width="2.855cm" svg:height="2.852cm" draw:transform="rotate (1.5707963267949) translate (19.035cm 17.446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7" draw:layer="layout" svg:x1="24.735cm" svg:y1="20.588cm" svg:x2="24.735cm" svg:y2="17.733cm">
            <text:p/>
          </draw:line>
          <draw:line draw:style-name="gr10" draw:text-style-name="P7" draw:layer="layout" svg:x1="24.45cm" svg:y1="20.588cm" svg:x2="24.45cm" svg:y2="17.733cm">
            <text:p/>
          </draw:line>
          <draw:line draw:style-name="gr10" draw:text-style-name="P7" draw:layer="layout" svg:x1="24.165cm" svg:y1="20.588cm" svg:x2="24.165cm" svg:y2="17.733cm">
            <text:p/>
          </draw:line>
          <draw:line draw:style-name="gr10" draw:text-style-name="P7" draw:layer="layout" svg:x1="23.88cm" svg:y1="20.588cm" svg:x2="23.88cm" svg:y2="17.733cm">
            <text:p/>
          </draw:line>
          <draw:line draw:style-name="gr10" draw:text-style-name="P7" draw:layer="layout" svg:x1="23.595cm" svg:y1="20.588cm" svg:x2="23.595cm" svg:y2="17.733cm">
            <text:p/>
          </draw:line>
          <draw:line draw:style-name="gr10" draw:text-style-name="P7" draw:layer="layout" svg:x1="23.31cm" svg:y1="20.588cm" svg:x2="23.31cm" svg:y2="17.733cm">
            <text:p/>
          </draw:line>
          <draw:line draw:style-name="gr10" draw:text-style-name="P7" draw:layer="layout" svg:x1="23.025cm" svg:y1="20.588cm" svg:x2="23.025cm" svg:y2="17.733cm">
            <text:p/>
          </draw:line>
          <draw:line draw:style-name="gr10" draw:text-style-name="P7" draw:layer="layout" svg:x1="22.74cm" svg:y1="20.588cm" svg:x2="22.74cm" svg:y2="17.733cm">
            <text:p/>
          </draw:line>
          <draw:line draw:style-name="gr10" draw:text-style-name="P7" draw:layer="layout" svg:x1="22.455cm" svg:y1="20.588cm" svg:x2="22.455cm" svg:y2="17.733cm">
            <text:p/>
          </draw:line>
          <draw:line draw:style-name="gr10" draw:text-style-name="P7" draw:layer="layout" svg:x1="25.02cm" svg:y1="18.019cm" svg:x2="22.17cm" svg:y2="18.019cm">
            <text:p/>
          </draw:line>
          <draw:line draw:style-name="gr10" draw:text-style-name="P7" draw:layer="layout" svg:x1="25.02cm" svg:y1="18.304cm" svg:x2="22.17cm" svg:y2="18.304cm">
            <text:p/>
          </draw:line>
          <draw:line draw:style-name="gr10" draw:text-style-name="P7" draw:layer="layout" svg:x1="25.02cm" svg:y1="18.59cm" svg:x2="22.17cm" svg:y2="18.59cm">
            <text:p/>
          </draw:line>
          <draw:line draw:style-name="gr10" draw:text-style-name="P7" draw:layer="layout" svg:x1="25.02cm" svg:y1="18.876cm" svg:x2="22.17cm" svg:y2="18.876cm">
            <text:p/>
          </draw:line>
          <draw:line draw:style-name="gr10" draw:text-style-name="P7" draw:layer="layout" svg:x1="25.02cm" svg:y1="19.161cm" svg:x2="22.17cm" svg:y2="19.161cm">
            <text:p/>
          </draw:line>
          <draw:line draw:style-name="gr10" draw:text-style-name="P7" draw:layer="layout" svg:x1="25.02cm" svg:y1="19.447cm" svg:x2="22.17cm" svg:y2="19.447cm">
            <text:p/>
          </draw:line>
          <draw:line draw:style-name="gr10" draw:text-style-name="P7" draw:layer="layout" svg:x1="25.02cm" svg:y1="19.732cm" svg:x2="22.17cm" svg:y2="19.732cm">
            <text:p/>
          </draw:line>
          <draw:line draw:style-name="gr10" draw:text-style-name="P7" draw:layer="layout" svg:x1="25.02cm" svg:y1="20.018cm" svg:x2="22.17cm" svg:y2="20.018cm">
            <text:p/>
          </draw:line>
          <draw:line draw:style-name="gr10" draw:text-style-name="P7" draw:layer="layout" svg:x1="25.02cm" svg:y1="20.303cm" svg:x2="22.17cm" svg:y2="20.303cm">
            <text:p/>
          </draw:line>
          <draw:custom-shape draw:style-name="gr13" draw:text-style-name="P2" draw:layer="layout" svg:width="2.855cm" svg:height="2.85cm" draw:transform="rotate (1.5707963267949) translate (22.169cm 20.59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7" draw:layer="layout" svg:x1="24.735cm" svg:y1="17.447cm" svg:x2="24.735cm" svg:y2="14.592cm">
            <text:p/>
          </draw:line>
          <draw:line draw:style-name="gr10" draw:text-style-name="P7" draw:layer="layout" svg:x1="24.45cm" svg:y1="17.447cm" svg:x2="24.45cm" svg:y2="14.592cm">
            <text:p/>
          </draw:line>
          <draw:line draw:style-name="gr10" draw:text-style-name="P7" draw:layer="layout" svg:x1="24.165cm" svg:y1="17.447cm" svg:x2="24.165cm" svg:y2="14.592cm">
            <text:p/>
          </draw:line>
          <draw:line draw:style-name="gr10" draw:text-style-name="P7" draw:layer="layout" svg:x1="23.88cm" svg:y1="17.447cm" svg:x2="23.88cm" svg:y2="14.592cm">
            <text:p/>
          </draw:line>
          <draw:line draw:style-name="gr10" draw:text-style-name="P7" draw:layer="layout" svg:x1="23.595cm" svg:y1="17.447cm" svg:x2="23.595cm" svg:y2="14.592cm">
            <text:p/>
          </draw:line>
          <draw:line draw:style-name="gr10" draw:text-style-name="P7" draw:layer="layout" svg:x1="23.31cm" svg:y1="17.447cm" svg:x2="23.31cm" svg:y2="14.592cm">
            <text:p/>
          </draw:line>
          <draw:line draw:style-name="gr10" draw:text-style-name="P7" draw:layer="layout" svg:x1="23.025cm" svg:y1="17.447cm" svg:x2="23.025cm" svg:y2="14.592cm">
            <text:p/>
          </draw:line>
          <draw:line draw:style-name="gr10" draw:text-style-name="P7" draw:layer="layout" svg:x1="22.74cm" svg:y1="17.447cm" svg:x2="22.74cm" svg:y2="14.592cm">
            <text:p/>
          </draw:line>
          <draw:line draw:style-name="gr10" draw:text-style-name="P7" draw:layer="layout" svg:x1="22.455cm" svg:y1="17.447cm" svg:x2="22.455cm" svg:y2="14.592cm">
            <text:p/>
          </draw:line>
          <draw:line draw:style-name="gr10" draw:text-style-name="P7" draw:layer="layout" svg:x1="25.02cm" svg:y1="14.878cm" svg:x2="22.17cm" svg:y2="14.878cm">
            <text:p/>
          </draw:line>
          <draw:line draw:style-name="gr10" draw:text-style-name="P7" draw:layer="layout" svg:x1="25.02cm" svg:y1="15.163cm" svg:x2="22.17cm" svg:y2="15.163cm">
            <text:p/>
          </draw:line>
          <draw:line draw:style-name="gr10" draw:text-style-name="P7" draw:layer="layout" svg:x1="25.02cm" svg:y1="15.449cm" svg:x2="22.17cm" svg:y2="15.449cm">
            <text:p/>
          </draw:line>
          <draw:line draw:style-name="gr10" draw:text-style-name="P7" draw:layer="layout" svg:x1="25.02cm" svg:y1="15.735cm" svg:x2="22.17cm" svg:y2="15.735cm">
            <text:p/>
          </draw:line>
          <draw:line draw:style-name="gr10" draw:text-style-name="P7" draw:layer="layout" svg:x1="25.02cm" svg:y1="16.02cm" svg:x2="22.17cm" svg:y2="16.02cm">
            <text:p/>
          </draw:line>
          <draw:line draw:style-name="gr10" draw:text-style-name="P7" draw:layer="layout" svg:x1="25.02cm" svg:y1="16.306cm" svg:x2="22.17cm" svg:y2="16.306cm">
            <text:p/>
          </draw:line>
          <draw:line draw:style-name="gr10" draw:text-style-name="P7" draw:layer="layout" svg:x1="25.02cm" svg:y1="16.591cm" svg:x2="22.17cm" svg:y2="16.591cm">
            <text:p/>
          </draw:line>
          <draw:line draw:style-name="gr10" draw:text-style-name="P7" draw:layer="layout" svg:x1="25.02cm" svg:y1="16.877cm" svg:x2="22.17cm" svg:y2="16.877cm">
            <text:p/>
          </draw:line>
          <draw:line draw:style-name="gr10" draw:text-style-name="P7" draw:layer="layout" svg:x1="25.02cm" svg:y1="17.162cm" svg:x2="22.17cm" svg:y2="17.162cm">
            <text:p/>
          </draw:line>
          <draw:custom-shape draw:style-name="gr13" draw:text-style-name="P2" draw:layer="layout" svg:width="2.855cm" svg:height="2.85cm" draw:transform="rotate (1.5707963267949) translate (22.17cm 17.445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7" draw:layer="layout" svg:x1="26.138cm" svg:y1="20.173cm" svg:x2="25.721cm" svg:y2="20.173cm">
            <text:p/>
          </draw:line>
          <draw:line draw:style-name="gr10" draw:text-style-name="P7" draw:layer="layout" svg:x1="26.138cm" svg:y1="19.749cm" svg:x2="25.721cm" svg:y2="19.749cm">
            <text:p/>
          </draw:line>
          <draw:line draw:style-name="gr10" draw:text-style-name="P7" draw:layer="layout" svg:x1="26.138cm" svg:y1="19.325cm" svg:x2="25.721cm" svg:y2="19.325cm">
            <text:p/>
          </draw:line>
          <draw:line draw:style-name="gr10" draw:text-style-name="P7" draw:layer="layout" svg:x1="26.138cm" svg:y1="18.901cm" svg:x2="25.721cm" svg:y2="18.901cm">
            <text:p/>
          </draw:line>
          <draw:line draw:style-name="gr10" draw:text-style-name="P7" draw:layer="layout" svg:x1="26.138cm" svg:y1="18.478cm" svg:x2="25.721cm" svg:y2="18.478cm">
            <text:p/>
          </draw:line>
          <draw:line draw:style-name="gr10" draw:text-style-name="P7" draw:layer="layout" svg:x1="26.138cm" svg:y1="18.054cm" svg:x2="25.721cm" svg:y2="18.054cm">
            <text:p/>
          </draw:line>
          <draw:line draw:style-name="gr10" draw:text-style-name="P7" draw:layer="layout" svg:x1="26.138cm" svg:y1="17.63cm" svg:x2="25.721cm" svg:y2="17.63cm">
            <text:p/>
          </draw:line>
          <draw:line draw:style-name="gr10" draw:text-style-name="P7" draw:layer="layout" svg:x1="26.138cm" svg:y1="17.206cm" svg:x2="25.721cm" svg:y2="17.206cm">
            <text:p/>
          </draw:line>
          <draw:line draw:style-name="gr10" draw:text-style-name="P7" draw:layer="layout" svg:x1="26.138cm" svg:y1="16.782cm" svg:x2="25.721cm" svg:y2="16.782cm">
            <text:p/>
          </draw:line>
          <draw:custom-shape draw:style-name="gr14" draw:text-style-name="P8" draw:layer="layout" svg:width="0.416cm" svg:height="4.24cm" draw:transform="rotate (-3.14159265358979) translate (26.141cm 20.59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0.416cm" svg:height="0.413cm" draw:transform="rotate (1.5707963267949) translate (25.72cm 15.77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6cm" svg:height="0.415cm" draw:transform="rotate (1.5707963267949) translate (26.545cm 15.778cm)">
          <text:p/>
          <draw:enhanced-geometry svg:viewBox="0 0 21600 21600" draw:type="rectangle" draw:enhanced-path="M 0 0 L 21600 0 21600 21600 0 21600 0 0 Z N"/>
        </draw:custom-shape>
        <draw:g>
          <draw:line draw:style-name="gr10" draw:text-style-name="P7" draw:layer="layout" svg:x1="26.938cm" svg:y1="20.173cm" svg:x2="26.521cm" svg:y2="20.173cm">
            <text:p/>
          </draw:line>
          <draw:line draw:style-name="gr10" draw:text-style-name="P7" draw:layer="layout" svg:x1="26.938cm" svg:y1="19.749cm" svg:x2="26.521cm" svg:y2="19.749cm">
            <text:p/>
          </draw:line>
          <draw:line draw:style-name="gr10" draw:text-style-name="P7" draw:layer="layout" svg:x1="26.938cm" svg:y1="19.325cm" svg:x2="26.521cm" svg:y2="19.325cm">
            <text:p/>
          </draw:line>
          <draw:line draw:style-name="gr10" draw:text-style-name="P7" draw:layer="layout" svg:x1="26.938cm" svg:y1="18.901cm" svg:x2="26.521cm" svg:y2="18.901cm">
            <text:p/>
          </draw:line>
          <draw:line draw:style-name="gr10" draw:text-style-name="P7" draw:layer="layout" svg:x1="26.938cm" svg:y1="18.478cm" svg:x2="26.521cm" svg:y2="18.478cm">
            <text:p/>
          </draw:line>
          <draw:line draw:style-name="gr10" draw:text-style-name="P7" draw:layer="layout" svg:x1="26.938cm" svg:y1="18.054cm" svg:x2="26.521cm" svg:y2="18.054cm">
            <text:p/>
          </draw:line>
          <draw:line draw:style-name="gr10" draw:text-style-name="P7" draw:layer="layout" svg:x1="26.938cm" svg:y1="17.63cm" svg:x2="26.521cm" svg:y2="17.63cm">
            <text:p/>
          </draw:line>
          <draw:line draw:style-name="gr10" draw:text-style-name="P7" draw:layer="layout" svg:x1="26.938cm" svg:y1="17.206cm" svg:x2="26.521cm" svg:y2="17.206cm">
            <text:p/>
          </draw:line>
          <draw:line draw:style-name="gr10" draw:text-style-name="P7" draw:layer="layout" svg:x1="26.938cm" svg:y1="16.782cm" svg:x2="26.521cm" svg:y2="16.782cm">
            <text:p/>
          </draw:line>
          <draw:custom-shape draw:style-name="gr14" draw:text-style-name="P8" draw:layer="layout" svg:width="0.416cm" svg:height="4.24cm" draw:transform="rotate (-3.14159265358979) translate (26.941cm 20.59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7" xml:id="id1" draw:id="id1" draw:layer="layout" svg:width="2cm" svg:height="24cm" draw:transform="rotate (1.5707963267949) translate (2cm 14cm)">
          <text:p/>
          <draw:enhanced-geometry svg:viewBox="0 0 21600 21600" draw:glue-points="21600 0 0 10800 21600 21600" draw:text-areas="13800 ?f9 21600 ?f10" draw:type="left-brace" draw:modifiers="2152.71030373734 10795.95016874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xml:id="id2" draw:id="id2" draw:layer="layout" svg:width="3.453cm" svg:height="2.829cm" svg:x="10.297cm" svg:y="16.171cm">
          <draw:text-box>
            <text:p><text:span text:style-name="T3"><text:s text:c="2"/></text:span><text:span text:style-name="T3">=</text:span></text:p>
          </draw:text-box>
        </draw:frame>
        <draw:frame draw:style-name="gr19" draw:text-style-name="P11" draw:layer="layout" svg:width="2.25cm" svg:height="1.505cm" svg:x="13.5cm" svg:y="16.75cm">
          <draw:text-box>
            <text:p text:style-name="P10"><text:span text:style-name="T4">622</text:span></text:p>
          </draw:text-box>
        </draw:frame>
        <draw:connector draw:style-name="gr20" draw:text-style-name="P7" draw:layer="layout" draw:type="curve" draw:line-skew="-0.279cm -1.812cm" svg:x1="14cm" svg:y1="14cm" svg:x2="10.297cm" svg:y2="17.585cm" draw:start-shape="id1" draw:start-glue-point="5" draw:end-shape="id2" draw:end-glue-point="3" svg:d="M14000 14000c0 1249-3008 1041-4801 1625s-2370 1960 1098 1960" svg:viewBox="0 0 6231 358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5:20:37.908773743</meta:creation-date>
    <dc:date>2022-06-21T17:26:19.750119578</dc:date>
    <meta:editing-duration>PT12M34S</meta:editing-duration>
    <meta:editing-cycles>4</meta:editing-cycles>
    <meta:generator>LibreOffice/7.3.3.2$Linux_X86_64 LibreOffice_project/30$Build-2</meta:generator>
    <meta:document-statistic meta:object-count="2073"/>
  </office:meta>
</office:document-meta>
</file>